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∫</mo>
              <msup>
                <mi>e</mi>
                <mi mathvariant="italic">cx</mi>
              </msup>
            </mrow>
            <mrow>
              <mi mathvariant="italic">dx</mi>
              <mo stretchy="false">=</mo>
              <mfrac>
                <mn>1</mn>
                <mi>c</mi>
              </mfrac>
            </mrow>
            <mrow>
              <msup>
                <mi>e</mi>
                <mi mathvariant="italic">cx</mi>
              </msup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i>f</mi>
            </mrow>
            <mi>'</mi>
            <mrow>
              <mo stretchy="false">(</mo>
              <mrow>
                <mi>x</mi>
              </mrow>
              <mo stretchy="false">)</mo>
            </mrow>
            <msup>
              <mi>e</mi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sup>
            <mrow>
              <mi mathvariant="italic">dx</mi>
              <mo stretchy="false">=</mo>
              <mrow>
                <msup>
                  <mi>e</mi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sup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row>
                <msup>
                  <mi>x</mi>
                  <mi>n</mi>
                </msup>
              </mrow>
            </mrow>
            <mrow>
              <mi mathvariant="italic">dx</mi>
              <mo stretchy="false">=</mo>
              <mrow>
                <mfrac>
                  <msup>
                    <mi>x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row>
                    <mrow>
                      <mi>n</mi>
                      <mo stretchy="false">+</mo>
                      <mn>1</mn>
                    </mrow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row>
              <mo stretchy="false">∫</mo>
              <mi>f</mi>
            </mrow>
            <mi>'</mi>
            <mrow>
              <msup>
                <mi>f</mi>
                <mrow>
                  <mrow>
                    <mi>n</mi>
                    <mo stretchy="false">−</mo>
                    <mn>1</mn>
                  </mrow>
                </mrow>
              </msup>
              <mo stretchy="false">=</mo>
              <mfrac>
                <msup>
                  <mi>f</mi>
                  <mi>n</mi>
                </msup>
                <mi>n</mi>
              </mfrac>
            </mrow>
          </mrow>
        </mtd>
      </mtr>
      <mtr>
        <mtd>
          <mrow/>
        </mtd>
      </mtr>
      <mtr>
        <mtd>
          <mrow>
            <mrow>
              <mo stretchy="false">∫</mo>
              <mi>x</mi>
            </mrow>
            <msup>
              <mi>e</mi>
              <mrow>
                <mi mathvariant="italic">cx</mi>
              </mrow>
            </msup>
            <mrow>
              <mi mathvariant="italic">dx</mi>
              <mo stretchy="false">=</mo>
              <mfrac>
                <msup>
                  <mi>e</mi>
                  <mi mathvariant="italic">cx</mi>
                </msup>
                <msup>
                  <mi>c</mi>
                  <mn>2</mn>
                </msup>
              </mfrac>
            </mrow>
            <mrow>
              <mrow>
                <mo stretchy="false">(</mo>
                <mrow>
                  <mrow>
                    <mi mathvariant="italic">cx</mi>
                    <mo stretchy="false">−</mo>
                    <mn>1</mn>
                  </mrow>
                </mrow>
                <mo stretchy="false">)</mo>
              </mrow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sup>
                <mi>a</mi>
                <mi>x</mi>
              </msup>
            </mrow>
            <mrow>
              <mi mathvariant="italic">dx</mi>
              <mo stretchy="false">=</mo>
              <mrow>
                <mfrac>
                  <msup>
                    <mi>a</mi>
                    <mi>x</mi>
                  </msup>
                  <mrow>
                    <mi>ln</mi>
                    <mi>a</mi>
                  </mrow>
                </mfrac>
                <mo stretchy="false">+</mo>
                <msup>
                  <mi>c</mi>
                  <mi mathvariant="italic">st</mi>
                </msup>
              </mrow>
            </mrow>
          </mrow>
        </mtd>
      </mtr>
      <mtr>
        <mtd>
          <mrow>
            <mfrac>
              <mrow>
                <mo stretchy="false">∫</mo>
                <mn>1</mn>
              </mrow>
              <mi>x</mi>
            </mfrac>
            <mrow>
              <mi mathvariant="italic">dx</mi>
              <mo stretchy="false">=</mo>
              <mi>ln</mi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  <mtr>
        <mtd>
          <mrow>
            <mrow>
              <mo stretchy="false">∫</mo>
              <mrow>
                <mfrac>
                  <mn>1</mn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a</mi>
                        <mn>2</mn>
                      </msup>
                    </mrow>
                  </mrow>
                </mfrac>
              </mrow>
            </mrow>
            <mrow>
              <mi mathvariant="italic">dx</mi>
              <mo stretchy="false">=</mo>
              <mrow>
                <mfrac>
                  <mn>1</mn>
                  <mi>a</mi>
                </mfrac>
              </mrow>
            </mrow>
            <mi>arctan</mi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row>
                    <mo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stretchy="false">)</mo>
                  </mrow>
                </mfrac>
              </mrow>
            </mrow>
            <mrow>
              <mi mathvariant="italic">dx</mi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>
            <mrow>
              <mo stretchy="false">∫</mo>
              <mrow>
                <mfrac>
                  <mn>1</mn>
                  <msqrt>
                    <mrow>
                      <mo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stretchy="false">)</mo>
                    </mrow>
                  </msqrt>
                </mfrac>
              </mrow>
            </mrow>
            <mrow>
              <mi mathvariant="italic">dx</mi>
              <mo stretchy="false">=</mo>
              <msup>
                <mi>sin</mi>
                <mrow>
                  <mo stretchy="false">−</mo>
                  <mn>1</mn>
                </mrow>
              </msup>
            </mrow>
            <mrow>
              <mi>x</mi>
              <mo stretchy="false">+</mo>
              <msup>
                <mi>c</mi>
                <mi mathvariant="italic">st</mi>
              </msup>
            </mrow>
          </mrow>
        </mtd>
      </mtr>
      <mtr>
        <mtd>
          <mrow/>
        </mtd>
      </mtr>
    </mtable>
    <annotation encoding="StarMath 5.0">int e sup cx dx = 1 over c e sup cx + c sup st newline
int f'(x) e sup {f(x)} dx = e sup {f(x)} + c sup st newline
int {x sup n} dx = x sup {n+1} over {n + 1} + c sup st newline
int f' f sup {n - 1} = f sup n over n newline newline 
int x e sup {cx} dx = e sup cx over c sup 2 (cx - 1) + c sup st newline
newline

int a sup x dx = a sup x over {ln a} + c sup st newline
int 1 over x dx = ln x + c sup st newline newline
int { 1 over { x sup 2 + a sup 2}}dx = {1 over a} arctan x + c sup st newline
int {1 over (x sup 2 + 1) }dx = tan sup -1 x + c sup st newline
int {1 over sqrt(1 - x sup 2)} dx = sin sup -1 x + c sup st newline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06:02:42</meta:creation-date>
    <meta:generator>LibreOffice/3.5$Linux_x86 LibreOffice_project/350m1$Build-2</meta:generator>
  </office:meta>
</office:document-meta>
</file>